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margin-top="0.1665in" fo:margin-bottom="0.1665in" style:contextual-spacing="false" fo:line-height="100%"/>
    </style:style>
    <style:style style:name="P2" style:family="paragraph" style:parent-style-name="normal">
      <style:paragraph-properties fo:margin-top="0.1665in" fo:margin-bottom="0.1665in" style:contextual-spacing="false" fo:line-height="100%" fo:break-before="auto" fo:break-after="auto"/>
    </style:style>
    <style:style style:name="P3" style:family="paragraph" style:parent-style-name="normal">
      <style:paragraph-properties fo:margin-top="0.1665in" fo:margin-bottom="0.1665in" style:contextual-spacing="false" fo:line-height="100%" fo:break-before="page"/>
    </style:style>
    <style:style style:name="P4" style:family="paragraph" style:parent-style-name="normal">
      <style:paragraph-properties fo:margin-top="0.1665in" fo:margin-bottom="0in" style:contextual-spacing="false" fo:line-height="100%" fo:break-before="auto" fo:break-after="auto"/>
    </style:style>
    <style:style style:name="P5" style:family="paragraph" style:parent-style-name="normal">
      <style:paragraph-properties fo:margin-top="0.1665in" fo:margin-bottom="0.1665in" style:contextual-spacing="false" fo:line-height="100%" fo:break-before="auto" fo:break-after="auto"/>
      <style:text-properties fo:font-size="23pt" fo:font-weight="bold" style:font-size-asian="23pt" style:font-weight-asian="bold" style:font-size-complex="23pt"/>
    </style:style>
    <style:style style:name="P6" style:family="paragraph" style:parent-style-name="normal">
      <style:paragraph-properties fo:margin-top="0.1665in" fo:margin-bottom="0.1665in" style:contextual-spacing="false" fo:line-height="100%" fo:break-before="auto" fo:break-after="auto"/>
      <style:text-properties fo:font-weight="bold" style:font-weight-asian="bold"/>
    </style:style>
    <style:style style:name="P7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 style:shadow="none"/>
    </style:style>
    <style:style style:name="P8" style:family="paragraph" style:parent-style-name="normal">
      <style:paragraph-properties fo:break-before="auto" fo:break-after="auto"/>
    </style:style>
    <style:style style:name="P9" style:family="paragraph" style:parent-style-name="normal">
      <loext:graphic-properties draw:fill="solid" draw:fill-color="#fff2cc"/>
      <style:paragraph-properties fo:background-color="#fff2cc" fo:padding="0in" fo:border="0.99pt solid #000000" style:shadow="none"/>
    </style:style>
    <style:style style:name="P10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 style:shadow="none"/>
      <style:text-properties officeooo:rsid="00130a13" officeooo:paragraph-rsid="00130a13"/>
    </style:style>
    <style:style style:name="P11" style:family="paragraph" style:parent-style-name="normal">
      <loext:graphic-properties draw:fill="solid" draw:fill-color="#fff2cc"/>
      <style:paragraph-properties fo:background-color="#fff2cc" fo:padding="0in" fo:border="0.99pt solid #000000" style:shadow="none"/>
      <style:text-properties officeooo:rsid="00130a13" officeooo:paragraph-rsid="00130a13"/>
    </style:style>
    <style:style style:name="P12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 style:shadow="none"/>
      <style:text-properties officeooo:paragraph-rsid="00130a13"/>
    </style:style>
    <style:style style:name="P13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 style:shadow="none"/>
      <style:text-properties officeooo:rsid="00135177" officeooo:paragraph-rsid="00135177"/>
    </style:style>
    <style:style style:name="P14" style:family="paragraph" style:parent-style-name="normal">
      <loext:graphic-properties draw:fill="solid" draw:fill-color="#fff2cc"/>
      <style:paragraph-properties fo:background-color="#fff2cc" fo:padding="0in" fo:border="0.99pt solid #000000" style:shadow="none"/>
      <style:text-properties officeooo:rsid="00135177" officeooo:paragraph-rsid="00135177"/>
    </style:style>
    <style:style style:name="P15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 style:shadow="none"/>
      <style:text-properties officeooo:rsid="001543ba" officeooo:paragraph-rsid="001543ba"/>
    </style:style>
    <style:style style:name="P16" style:family="paragraph" style:parent-style-name="normal">
      <loext:graphic-properties draw:fill="solid" draw:fill-color="#fff2cc"/>
      <style:paragraph-properties fo:background-color="#fff2cc" fo:padding="0in" fo:border="0.99pt solid #000000" style:shadow="none"/>
      <style:text-properties officeooo:rsid="001543ba" officeooo:paragraph-rsid="001543ba"/>
    </style:style>
    <style:style style:name="P17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 style:shadow="none"/>
      <style:text-properties officeooo:rsid="0016570a" officeooo:paragraph-rsid="0016570a"/>
    </style:style>
    <style:style style:name="P18" style:family="paragraph" style:parent-style-name="normal">
      <loext:graphic-properties draw:fill="solid" draw:fill-color="#fff2cc"/>
      <style:paragraph-properties fo:background-color="#fff2cc" fo:padding="0in" fo:border="0.99pt solid #000000" style:shadow="none"/>
      <style:text-properties officeooo:rsid="0016570a" officeooo:paragraph-rsid="0016570a"/>
    </style:style>
    <style:style style:name="P19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 style:shadow="none"/>
      <style:text-properties fo:color="#666666" loext:opacity="100%"/>
    </style:style>
    <style:style style:name="P20" style:family="paragraph" style:parent-style-name="normal">
      <style:paragraph-properties fo:margin-top="0.1665in" fo:margin-bottom="0.1665in" style:contextual-spacing="false" fo:line-height="100%" fo:break-before="auto" fo:break-after="auto"/>
      <style:text-properties fo:font-weight="bold" style:font-weight-asian="bold"/>
    </style:style>
    <style:style style:name="P21" style:family="paragraph" style:parent-style-name="normal">
      <style:paragraph-properties fo:margin-top="0.1665in" fo:margin-bottom="0in" style:contextual-spacing="false" fo:line-height="100%" fo:break-before="auto" fo:break-after="auto"/>
      <style:text-properties fo:font-style="italic" style:font-style-asian="italic"/>
    </style:style>
    <style:style style:name="P22" style:family="paragraph" style:parent-style-name="normal">
      <style:paragraph-properties fo:margin-top="0.1665in" fo:margin-bottom="0.1665in" style:contextual-spacing="false" fo:line-height="100%" fo:break-before="auto" fo:break-after="auto"/>
      <style:text-properties style:font-name="Courier New" style:font-name-asian="Courier New1" style:font-name-complex="Courier New1"/>
    </style:style>
    <style:style style:name="P23" style:family="paragraph" style:parent-style-name="normal">
      <style:paragraph-properties fo:margin-top="0in" fo:margin-bottom="0in" style:contextual-spacing="false" fo:line-height="100%" fo:break-before="auto" fo:break-after="auto"/>
      <style:text-properties style:font-name="Courier New" style:font-name-asian="Courier New1" style:font-name-complex="Courier New1"/>
    </style:style>
    <style:style style:name="P24" style:family="paragraph" style:parent-style-name="normal">
      <style:paragraph-properties fo:line-height="100%" fo:break-before="auto" fo:break-after="auto"/>
      <style:text-properties style:font-name="Courier New" style:font-name-asian="Courier New1" style:font-name-complex="Courier New1"/>
    </style:style>
    <style:style style:name="P25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 style:shadow="none"/>
      <style:text-properties officeooo:rsid="001794bb" officeooo:paragraph-rsid="001794bb"/>
    </style:style>
    <style:style style:name="P26" style:family="paragraph" style:parent-style-name="Heading_20_2">
      <style:paragraph-properties fo:margin-top="0.1665in" fo:margin-bottom="0.1665in" style:contextual-spacing="false" fo:line-height="100%" fo:keep-together="auto" fo:keep-with-next="auto"/>
      <style:text-properties fo:font-size="10pt" style:font-size-asian="10pt" style:font-size-complex="10pt"/>
    </style:style>
    <style:style style:name="P27" style:family="paragraph" style:parent-style-name="Heading_20_2">
      <style:paragraph-properties fo:margin-top="0.25in" fo:margin-bottom="0.0555in" style:contextual-spacing="false" fo:line-height="100%" fo:keep-together="auto" fo:break-before="auto" fo:break-after="auto" fo:keep-with-next="auto"/>
      <style:text-properties fo:font-size="17pt" fo:font-weight="bold" style:font-size-asian="17pt" style:font-weight-asian="bold" style:font-size-complex="17pt"/>
    </style:style>
    <style:style style:name="P28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font-name="Courier New" style:font-name-asian="Courier New1" style:font-name-complex="Courier New1"/>
    </style:style>
    <style:style style:name="T4" style:family="text">
      <style:text-properties officeooo:rsid="00130a13"/>
    </style:style>
    <style:style style:name="T5" style:family="text">
      <style:text-properties officeooo:rsid="00135177"/>
    </style:style>
    <style:style style:name="T6" style:family="text">
      <style:text-properties officeooo:rsid="001543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_6gbj8hwfu93v"/>Functions</text:p>
      <text:p text:style-name="Heading_20_2"><text:bookmark text:name="_qncrmpqjhh6x"/>Exercises</text:p>
      <text:p text:style-name="Heading_20_3"><text:bookmark text:name="_u1ddizwzp2zj"/>Week 4</text:p>
      <text:p text:style-name="P1">Prior to attempting these exercises ensure you have read the lecture notes and/or viewed the video, and followed the practical. You may wish to use the Python interpreter in interactive mode to help work out the solutions to some of the questions.</text:p>
      <text:p text:style-name="P1">Download and store this document within your own filespace, so the contents can be edited. You will be able to refer to it during the test in Week 6.</text:p>
      <text:p text:style-name="P5"/>
      <text:p text:style-name="P6"/>
      <text:p text:style-name="P6"/>
      <text:p text:style-name="P19">Enter your answers directly into the highlighted boxes.</text:p>
      <text:p text:style-name="P7"/>
      <text:p text:style-name="P4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>For more information about the module delivery, assessment and feedback please refer to the module within the MyBeckett portal.</text:p>
      <text:p text:style-name="P6">_________________________________________________________________________</text:p>
      <text:p text:style-name="P26"><text:bookmark text:name="_c5fab8n8iu3i"/>©2021 Mark Dixon / Tony Jenkins</text:p>
      <text:p text:style-name="P6">_________________________________________________________________________</text:p>
      <text:p text:style-name="P2">What must be done before a function that is not <text:span text:style-name="T2">built-in</text:span> to Python can be used in a program?</text:p>
      <text:p text:style-name="P21">Answer:</text:p>
      <text:p text:style-name="P25"><text:soft-page-break/>import</text:p>
      <text:p text:style-name="P7"><text:s/></text:p>
      <text:p text:style-name="P6">_________________________________________________________________________</text:p>
      <text:p text:style-name="P2">Given the following <text:span text:style-name="T3">import</text:span> statement, how would a call to the <text:span text:style-name="T3">sin()</text:span> function be made?</text:p>
      <text:p text:style-name="P22">import math</text:p>
      <text:p text:style-name="P21">Answer:</text:p>
      <text:p text:style-name="P10">import math</text:p>
      <text:p text:style-name="P11">print (math.sin(x))</text:p>
      <text:p text:style-name="P7"/>
      <text:p text:style-name="P6">_________________________________________________________________________</text:p>
      <text:p text:style-name="P2">Given the following <text:span text:style-name="T3">import</text:span> statement, how would a call to the <text:span text:style-name="T3">sqrt()</text:span> function be made?</text:p>
      <text:p text:style-name="P22">from math import sqrt</text:p>
      <text:p text:style-name="P21">Answer:</text:p>
      <text:p text:style-name="P10">from math import sqrt</text:p>
      <text:p text:style-name="P11">sqrt(x)</text:p>
      <text:p text:style-name="P11"/>
      <text:p text:style-name="P7"/>
      <text:p text:style-name="P6">_________________________________________________________________________</text:p>
      <text:p text:style-name="P2">What is the name of the common library that is available with all Python distributions?</text:p>
      <text:p text:style-name="P21">Answer:</text:p>
      <text:p text:style-name="P10">Numpy</text:p>
      <text:p text:style-name="P7"/>
      <text:p text:style-name="P6">_________________________________________________________________________</text:p>
      <text:p text:style-name="P2">What keyword is used in Python to define a new function?</text:p>
      <text:p text:style-name="P21">Answer:</text:p>
      <text:p text:style-name="P7"><text:s/><text:span text:style-name="T4">def</text:span></text:p>
      <text:p text:style-name="P7"/>
      <text:p text:style-name="P6">_________________________________________________________________________</text:p>
      <text:p text:style-name="P2">Write some Python code that defines a function called <text:span text:style-name="T3">print_header(msg)</text:span>. This should output the value provided by the ‘<text:span text:style-name="T3">msg</text:span>’ parameter to the screen (prefixed by five asterisk ‘<text:span text:style-name="T3">*****</text:span>’) characters.</text:p>
      <text:p text:style-name="P21">Answer:</text:p>
      <text:p text:style-name="P7"><text:s/><text:span text:style-name="T4">def print_header(msg):</text:span></text:p>
      <text:p text:style-name="P9"><text:tab/><text:span text:style-name="T4">print(msg)</text:span></text:p>
      <text:p text:style-name="P11">print_header(“*****”)</text:p>
      <text:p text:style-name="P7"><text:soft-page-break/></text:p>
      <text:p text:style-name="P6">_________________________________________________________________________</text:p>
      <text:p text:style-name="P2">In the answer box below give an example of what the <text:span text:style-name="T1">docstring</text:span> may look like for the <text:s/><text:span text:style-name="T3">print_header(msg)</text:span> function.</text:p>
      <text:p text:style-name="P21">Answer:</text:p>
      <text:p text:style-name="P12"><text:s/>’’’ <text:span text:style-name="T4">P</text:span>refixed by five asterisk.</text:p>
      <text:p text:style-name="P7"/>
      <text:p text:style-name="P6">_________________________________________________________________________</text:p>
      <text:p text:style-name="P2">Where within a function definition should a <text:span text:style-name="T1">docstring</text:span> appear?</text:p>
      <text:p text:style-name="P21">Answer:</text:p>
      <text:p text:style-name="P10">just below the function definition.</text:p>
      <text:p text:style-name="P7"/>
      <text:p text:style-name="P6">_________________________________________________________________________</text:p>
      <text:p text:style-name="P2">What statement should appear within a function’s code block to cause a specific value to be passed back to the caller of the function?</text:p>
      <text:p text:style-name="P21">Answer:</text:p>
      <text:p text:style-name="P7"><text:s/><text:span text:style-name="T5">return</text:span></text:p>
      <text:p text:style-name="P7"/>
      <text:p text:style-name="P6">_________________________________________________________________________</text:p>
      <text:p text:style-name="P2">Write some Python code that defines a function called <text:span text:style-name="T3">find_min(a,b)</text:span> that returns the smallest of the two given parameter values.</text:p>
      <text:p text:style-name="P21">Answer:</text:p>
      <text:p text:style-name="P13">def num(a,b):</text:p>
      <text:p text:style-name="P14"><text:s text:c="4"/>if (a&gt;b):</text:p>
      <text:p text:style-name="P14"><text:s text:c="8"/>min = b</text:p>
      <text:p text:style-name="P14"><text:s text:c="4"/>else:</text:p>
      <text:p text:style-name="P14"><text:s text:c="8"/>min = a</text:p>
      <text:p text:style-name="P14"><text:s text:c="4"/>return min</text:p>
      <text:p text:style-name="P14">print("the smallest number is",num(10,20))</text:p>
      <text:p text:style-name="P7"/>
      <text:p text:style-name="P6">_________________________________________________________________________</text:p>
      <text:p text:style-name="P2"/>
      <text:p text:style-name="P3">Given the following function definition, which of the <text:span text:style-name="T2">formal parameters</text:span> could be described as being a <text:span text:style-name="T1">default argument</text:span>?</text:p>
      <text:p text:style-name="P23">def shouldContinue(prompt, answer=False):</text:p>
      <text:p text:style-name="P23"><text:tab/># function body...</text:p>
      <text:p text:style-name="P21">Answer:</text:p>
      <text:p text:style-name="P7"><text:s/></text:p>
      <text:p text:style-name="P15">prompt</text:p>
      <text:p text:style-name="P2">Provide two example calls to the above function, one which provides a value for the <text:span text:style-name="T2">default argument</text:span>, and one that does not.</text:p>
      <text:p text:style-name="P21">Answer:</text:p>
      <text:p text:style-name="P7"><text:s/><text:span text:style-name="T6">def shouldcontinue(prompt,answer=”false”):</text:span></text:p>
      <text:p text:style-name="P9"><text:tab/><text:span text:style-name="T6">pass</text:span></text:p>
      <text:p text:style-name="P16">def shoudcontinue(prompt=”hello”,answer=”false”):</text:p>
      <text:p text:style-name="P16"><text:tab/>pass</text:p>
      <text:p text:style-name="P7"/>
      <text:p text:style-name="P6">_________________________________________________________________________</text:p>
      <text:p text:style-name="P2">State why following function definition would <text:span text:style-name="T1">not</text:span> be allowed.</text:p>
      <text:p text:style-name="P24">def do_something(prefix="Message", prompt, answer=False):</text:p>
      <text:p text:style-name="P24"><text:tab/># function body...</text:p>
      <text:p text:style-name="P21">Answer:</text:p>
      <text:p text:style-name="P15">because prompt must be in first parameter</text:p>
      <text:p text:style-name="P7"/>
      <text:p text:style-name="P6">_________________________________________________________________________</text:p>
      <text:p text:style-name="P2">What single character is placed directly before the name of a <text:span text:style-name="T2">formal parameter</text:span>, to indicate that a variable number of actual parameters can be passed when the function is called?</text:p>
      <text:p text:style-name="P21">Answer:</text:p>
      <text:p text:style-name="P7">“ “</text:p>
      <text:p text:style-name="P7"/>
      <text:p text:style-name="P6">_________________________________________________________________________</text:p>
      <text:p text:style-name="P2">What commonly used built-in function, which displays output on the screen, can take a <text:span text:style-name="T1">variable number</text:span> of arguments?</text:p>
      <text:p text:style-name="P21">Answer:</text:p>
      <text:p text:style-name="P15">arbitrary keyword arguments </text:p>
      <text:p text:style-name="P7"/>
      <text:p text:style-name="P6">_________________________________________________________________________</text:p>
      <text:p text:style-name="P2"><text:soft-page-break/>Is it valid for a function’s parameter name to be prefixed by two asterisk characters ‘<text:span text:style-name="T3">**</text:span>’ as shown below?</text:p>
      <text:p text:style-name="P24">def send_output(**details):</text:p>
      <text:p text:style-name="P24"><text:tab/># function body...</text:p>
      <text:p text:style-name="P21">Answer:</text:p>
      <text:p text:style-name="P15">yes, it is</text:p>
      <text:p text:style-name="P7"/>
      <text:p text:style-name="P2">If present, what does this prefix indicate?</text:p>
      <text:p text:style-name="P21">Answer:</text:p>
      <text:p text:style-name="P15">give the multiple parameters.</text:p>
      <text:p text:style-name="P7"/>
      <text:p text:style-name="P6">_________________________________________________________________________</text:p>
      <text:p text:style-name="P2">What is the name given to a small ‘anonymous’ function that must be defined using a single expression?</text:p>
      <text:p text:style-name="P21">Answer:</text:p>
      <text:p text:style-name="P15">lambda fuction.</text:p>
      <text:p text:style-name="P7"/>
      <text:p text:style-name="P2">Give an example of such a function that calculates the <text:span text:style-name="T2">cube</text:span> of a given number (i.e. the value of the number raised to the power of three) -</text:p>
      <text:p text:style-name="P21">Answer:</text:p>
      <text:p text:style-name="P17">def cube(num):</text:p>
      <text:p text:style-name="P18"><text:tab/>return num**3</text:p>
      <text:p text:style-name="P18">print(“the cube of the number is “,cube(3))</text:p>
      <text:p text:style-name="P7"/>
      <text:p text:style-name="P6"/>
      <text:p text:style-name="P6"/>
      <text:p text:style-name="P6"/>
      <text:p text:style-name="P6">_________________________________________________________________________</text:p>
      <text:p text:style-name="P27"><text:bookmark text:name="_2newnc5wu9eh"/>Exercises are complete</text:p>
      <text:p text:style-name="P1">Save this logbook with your answers. Then ask your tutor to check your responses to each question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7T07:36:27.555630075</dc:date>
    <meta:editing-duration>PT7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10" meta:word-count="617" meta:character-count="5066" meta:non-whitespace-character-count="4513"/>
  </office:meta>
</office:document-meta>
</file>